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9pt" officeooo:rsid="0031305c" officeooo:paragraph-rsid="00328963" style:font-size-asian="9pt" style:font-size-complex="9pt"/>
    </style:style>
    <style:style style:name="P2"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3f0cca" style:font-size-asian="9pt" style:font-size-complex="9pt"/>
    </style:style>
    <style:style style:name="P3"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0c37e" style:font-size-asian="9pt" style:font-size-complex="9pt"/>
    </style:style>
    <style:style style:name="P4" style:family="paragraph" style:parent-style-name="Standard">
      <style:text-properties fo:font-variant="normal" fo:text-transform="none" fo:color="#24292e" style:font-name="DejaVu Sans Mono" fo:font-size="9pt" fo:letter-spacing="normal" fo:font-style="normal" style:text-underline-style="none" fo:font-weight="normal" officeooo:rsid="0040c37e" officeooo:paragraph-rsid="0040c37e" style:font-size-asian="9pt" style:font-size-complex="9pt"/>
    </style:style>
    <style:style style:name="P5" style:family="paragraph" style:parent-style-name="Standard">
      <style:text-properties fo:font-variant="normal" fo:text-transform="none" fo:color="#24292e" style:font-name="DejaVu Sans Mono" fo:font-size="9pt" fo:letter-spacing="normal" fo:font-style="normal" style:text-underline-style="none" fo:font-weight="normal" officeooo:rsid="00420915" officeooo:paragraph-rsid="00420915" style:font-size-asian="9pt" style:font-size-complex="9pt"/>
    </style:style>
    <style:style style:name="P6" style:family="paragraph" style:parent-style-name="Standard">
      <style:text-properties fo:font-variant="normal" fo:text-transform="none" fo:color="#24292e" style:font-name="DejaVu Sans Mono" fo:font-size="9pt" fo:letter-spacing="normal" fo:font-style="normal" style:text-underline-style="none" fo:font-weight="normal" officeooo:rsid="0043cc8f" officeooo:paragraph-rsid="0043cc8f" style:font-size-asian="9pt" style:font-size-complex="9pt"/>
    </style:style>
    <style:style style:name="P7" style:family="paragraph" style:parent-style-name="Standard">
      <style:text-properties fo:font-variant="normal" fo:text-transform="none" fo:color="#24292e" style:font-name="DejaVu Sans Mono" fo:font-size="9pt" fo:letter-spacing="normal" fo:font-style="normal" style:text-underline-style="none" fo:font-weight="normal" officeooo:rsid="00443447" officeooo:paragraph-rsid="00443447" style:font-size-asian="9pt" style:font-size-complex="9pt"/>
    </style:style>
    <style:style style:name="P8" style:family="paragraph" style:parent-style-name="Standard">
      <style:text-properties fo:font-variant="normal" fo:text-transform="none" fo:color="#24292e" style:font-name="DejaVu Sans Mono" fo:font-size="9pt" fo:letter-spacing="normal" fo:font-style="normal" style:text-underline-style="none" fo:font-weight="normal" officeooo:rsid="0045af73" officeooo:paragraph-rsid="00420915" style:font-size-asian="9pt" style:font-size-complex="9pt"/>
    </style:style>
    <style:style style:name="P9" style:family="paragraph" style:parent-style-name="Standard">
      <style:text-properties fo:font-variant="normal" fo:text-transform="none" fo:color="#24292e" style:font-name="DejaVu Sans Mono" fo:font-size="9pt" fo:letter-spacing="normal" fo:font-style="normal" style:text-underline-style="none" fo:font-weight="normal" officeooo:rsid="004437a2" officeooo:paragraph-rsid="0040c37e" style:font-size-asian="9pt" style:font-size-complex="9pt"/>
    </style:style>
    <style:style style:name="P10"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11" style:family="paragraph" style:parent-style-name="Title">
      <style:text-properties style:font-name="DejaVu Sans Mono" fo:font-size="12pt" officeooo:rsid="003f0cca" officeooo:paragraph-rsid="003f0cca" style:font-size-asian="12pt" style:font-size-complex="12pt"/>
    </style:style>
    <style:style style:name="P12" style:family="paragraph" style:parent-style-name="Standard">
      <style:text-properties fo:font-variant="normal" fo:text-transform="none" fo:color="#24292e" style:font-name="DejaVu Sans Mono" fo:font-size="9pt" fo:letter-spacing="normal" fo:font-style="normal" style:text-underline-style="none" fo:font-weight="normal" officeooo:rsid="00420915" officeooo:paragraph-rsid="00420915" style:font-size-asian="9pt" style:font-size-complex="9pt"/>
    </style:style>
    <style:style style:name="P13"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a92d9" style:font-size-asian="9pt" style:font-size-complex="9pt"/>
    </style:style>
    <style:style style:name="P14" style:family="paragraph" style:parent-style-name="Standard">
      <style:text-properties fo:font-variant="normal" fo:text-transform="none" fo:color="#24292e" style:font-name="DejaVu Sans Mono" fo:font-size="9pt" fo:letter-spacing="normal" fo:font-style="normal" style:text-underline-style="none" fo:font-weight="normal" officeooo:rsid="004a92d9" officeooo:paragraph-rsid="004a92d9" style:font-size-asian="9pt" style:font-size-complex="9pt"/>
    </style:style>
    <style:style style:name="P15" style:family="paragraph" style:parent-style-name="Standard">
      <style:text-properties fo:font-variant="normal" fo:text-transform="none" fo:color="#24292e" style:font-name="DejaVu Sans Mono" fo:font-size="10pt" fo:letter-spacing="normal" fo:font-style="normal" style:text-underline-style="none" fo:font-weight="bold" officeooo:rsid="004a92d9" officeooo:paragraph-rsid="004a92d9" style:font-size-asian="10pt" style:font-weight-asian="bold" style:font-size-complex="10pt" style:font-weight-complex="bold"/>
    </style:style>
    <style:style style:name="P16" style:family="paragraph" style:parent-style-name="Standard">
      <style:text-properties fo:font-variant="normal" fo:text-transform="none" fo:color="#24292e" style:font-name="DejaVu Sans Mono" fo:font-size="11pt" fo:letter-spacing="normal" fo:font-style="normal" style:text-underline-style="none" fo:font-weight="bold" officeooo:rsid="004437a2" officeooo:paragraph-rsid="004437a2" style:font-size-asian="11pt" style:font-weight-asian="bold" style:font-size-complex="11pt" style:font-weight-complex="bold"/>
    </style:style>
    <style:style style:name="P17" style:family="paragraph" style:parent-style-name="Standard">
      <style:text-properties fo:font-variant="normal" fo:text-transform="none" fo:color="#24292e" style:font-name="DejaVu Sans Mono" fo:font-size="11pt" fo:letter-spacing="normal" fo:font-style="normal" style:text-underline-style="none" fo:font-weight="bold" officeooo:rsid="0040c37e" officeooo:paragraph-rsid="0040c37e" style:font-size-asian="11pt" style:font-weight-asian="bold" style:font-size-complex="11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0c37e"/>
    </style:style>
    <style:style style:name="T3" style:family="text">
      <style:text-properties style:text-underline-style="solid" style:text-underline-width="auto" style:text-underline-color="font-color" officeooo:rsid="0040cfdc"/>
    </style:style>
    <style:style style:name="T4" style:family="text">
      <style:text-properties style:text-underline-style="solid" style:text-underline-width="auto" style:text-underline-color="font-color" officeooo:rsid="00443447"/>
    </style:style>
    <style:style style:name="T5" style:family="text">
      <style:text-properties officeooo:rsid="0040c37e"/>
    </style:style>
    <style:style style:name="T6" style:family="text">
      <style:text-properties officeooo:rsid="0040cfdc"/>
    </style:style>
    <style:style style:name="T7" style:family="text">
      <style:text-properties officeooo:rsid="00443447"/>
    </style:style>
    <style:style style:name="T8" style:family="text">
      <style:text-properties officeooo:rsid="004437a2"/>
    </style:style>
    <style:style style:name="T9" style:family="text">
      <style:text-properties officeooo:rsid="0045af73"/>
    </style:style>
    <style:style style:name="T10" style:family="text">
      <style:text-properties officeooo:rsid="004a92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11BSD on <text:span text:style-name="T10">PiDP-11</text:span></text:p>
      <text:p text:style-name="P11">Printing to a network printer</text:p>
      <text:p text:style-name="P1"/>
      <text:p text:style-name="P5">Thanks to Johnny Billquist <text:span text:style-name="T8">for the</text:span> help to get this to work.</text:p>
      <text:p text:style-name="P5"/>
      <text:p text:style-name="P6">In the late 1970s printing was very different from what it is today. ASCII text files were sent to the printer and were printed there using whatever font the printer was built to use (sometimes even mechanical such as in a ball type typewriter). BSD Unix systems <text:span text:style-name="T7">such as 2.11BSD </text:span>used the <text:span text:style-name="T7">line printer daemon protocol </text:span><text:span text:style-name="T1">lpd</text:span>. With the arrival of the first DOS systems a new problem arised: Most <text:span text:style-name="T7">i</text:span>nexpensive printers supported the DOS newline convention (\r\n), whereas Unix used (\n) and e<text:span text:style-name="T7">ar</text:span>ly <text:span text:style-name="T7">A</text:span>pple systems used (\r). <text:span text:style-name="T7">But it was often possible to set the ancient printers up to use any one of these. Fortunately, many modern printers still support the ancient </text:span><text:span text:style-name="T4">lpd</text:span><text:span text:style-name="T7"> protocol using port 515, but I have not been able to turn on Unix style newline handling on my networked HP OfficeJet Pro.</text:span></text:p>
      <text:p text:style-name="P6"/>
      <text:p text:style-name="P7">The BSD Unix <text:span text:style-name="T1">printcap</text:span> configuration file allows to define a filter, which converts for example the newline characters in a text file, using the <text:span text:style-name="T1">if</text:span> or <text:span text:style-name="T1">of</text:span> entry. But unfortunately it appears that <text:span text:style-name="T1">if</text:span> and <text:span text:style-name="T1">of</text:span> is only used for directly connected and not for remote printers. The reasoning behind this might have been that the conversion was supposed to be done on the remote and not the local system. <text:span text:style-name="T9">Remember that remote printer in those days meant a printer hooked up to a remote Unix system, and not a printer with a built in printer server as today. In my setup I have therefore to use a workaround to implement the conversion. Please let me know if you are aware of a better solution.</text:span></text:p>
      <text:p text:style-name="P7"/>
      <text:p text:style-name="P16">Let us now install a network printer in 2.11BSD</text:p>
      <text:p text:style-name="P5"/>
      <text:p text:style-name="P2">Login as root, and add the ip address and name of your printer to <text:span text:style-name="T1">/etc/hosts</text:span>, for example:</text:p>
      <text:p text:style-name="P2"/>
      <text:p text:style-name="P2"><text:tab/>192.168.1.11<text:tab/>officejet.home.lan officejet</text:p>
      <text:p text:style-name="P2"/>
      <text:p text:style-name="P2">Instead of officejet, use <text:span text:style-name="T8">whatever</text:span> name <text:span text:style-name="T8">you want to give to</text:span> your printer.</text:p>
      <text:p text:style-name="P2"/>
      <text:p text:style-name="P2">In <text:span text:style-name="T1">/etc/printcap</text:span>, put a # in front of all lines of existing printers, and add for example at the bottom:</text:p>
      <text:p text:style-name="P2"/>
      <text:p text:style-name="P2"><text:tab/>lp|officejet:\</text:p>
      <text:p text:style-name="P2"><text:tab/><text:tab/>:lp=:sh:rp=text:sd=/usr/spool/lpd:\</text:p>
      <text:p text:style-name="P2"><text:tab/><text:tab/>:rm=officejet:\</text:p>
      <text:p text:style-name="P2"><text:tab/><text:tab/>:lf=/usr/adm/lpd-errs:mx#0:</text:p>
      <text:p text:style-name="P2"/>
      <text:p text:style-name="P2">lp is the standard printer for lpr. <text:span text:style-name="T8">This defines therefore that the networked officejet is the standard printer.</text:span></text:p>
      <text:p text:style-name="P2"/>
      <text:p text:style-name="P2">Now reboot so that the system reads the <text:span text:style-name="T1">/etc/hosts</text:span> file.</text:p>
      <text:p text:style-name="P2"/>
      <text:p text:style-name="P2"><text:span text:style-name="T8">Log in as a user, f</text:span>ind a <text:span text:style-name="T1">short</text:span> text file and print it wit<text:span text:style-name="T8">h</text:span></text:p>
      <text:p text:style-name="P2"/>
      <text:p text:style-name="P2"><text:tab/>lpr your_text_file.txt</text:p>
      <text:p text:style-name="P2"/>
      <text:p text:style-name="P3">If everything works fine, you are all set. <text:span text:style-name="T8">Enjoy printing on 2.11BSD.</text:span></text:p>
      <text:p text:style-name="P3"/>
      <text:p text:style-name="P3"/>
      <text:p text:style-name="P3">If the printer prints line feeds, but no carriage returns, as for example HP printers will do, we need to install a filter to add the carriage returns. <text:span text:style-name="T8">The printed output in this case looks like</text:span></text:p>
      <text:p text:style-name="P3"/>
      <text:p text:style-name="P3"><text:s text:c="3"/><text:span text:style-name="T8">line number 1</text:span></text:p>
      <text:p text:style-name="P9"><text:tab/><text:tab/><text:tab/>line number 2</text:p>
      <text:p text:style-name="P3"><text:tab/><text:tab/><text:tab/><text:tab/><text:tab/><text:tab/><text:span text:style-name="T8">line number 3</text:span></text:p>
      <text:p text:style-name="P3"/>
      <text:p text:style-name="P3"><text:soft-page-break/></text:p>
      <text:p text:style-name="P17"><text:span text:style-name="T8">Installing a filter to insert the necessary \r characters</text:span></text:p>
      <text:p text:style-name="P2"/>
      <text:p text:style-name="P4">Login as the user who wants to use the printer. <text:span text:style-name="T9">This could of cause also be done using root and installing the executables in a shared directory, but I want to keep the basic 2.11BSD as much as possible in its original state.</text:span></text:p>
      <text:p text:style-name="P2"/>
      <text:p text:style-name="P2">Copy the shell script <text:span text:style-name="T1">print</text:span> and the executable <text:span text:style-name="T1">todos</text:span> from the <text:span text:style-name="T1">todos directory</text:span> <text:span text:style-name="T5">in this repository to your </text:span><text:span text:style-name="T2">~/bin</text:span><text:span text:style-name="T5"> directory. The source todos.c and the Makefile is also available for inspection and modification. Log out and back in.</text:span></text:p>
      <text:p text:style-name="P2"/>
      <text:p text:style-name="P4"><text:span text:style-name="T8">T</text:span>he shell script <text:span text:style-name="T1">print</text:span> <text:span text:style-name="T8">pipes the file to be printed</text:span> <text:span text:style-name="T8">through the </text:span><text:span text:style-name="T1">todos</text:span> filter before calling <text:span text:style-name="T1">lpr</text:span>. <text:span text:style-name="T6">Instead of using </text:span><text:span text:style-name="T3">lpr</text:span><text:span text:style-name="T6"> directly, you can now print with the command:</text:span></text:p>
      <text:p text:style-name="P4"/>
      <text:p text:style-name="P4"><text:tab/><text:span text:style-name="T6">print your_text_file.txt</text:span></text:p>
      <text:p text:style-name="P2"/>
      <text:p text:style-name="P5">This is not ideal, but <text:span text:style-name="T8">a very</text:span> usable <text:span text:style-name="T8">workaround</text:span>. <text:span text:style-name="T9">Do not use lpr directly if you have installed this workaround.</text:span></text:p>
      <text:p text:style-name="P5"/>
      <text:p text:style-name="P5"/>
      <text:p text:style-name="P15">Alternative approach to printing in 2.11 BSD</text:p>
      <text:p text:style-name="P13"/>
      <text:p text:style-name="P14">Jon Brase has pointed out, that it is also possible to use the Raspberry Pi or a Linux laptop as a printer server, using cups-lpd. <text:s/></text:p>
      <text:p text:style-name="P5"/>
      <text:p text:style-name="P8"/>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5-23T08:35:58.133356869</dc:date>
    <meta:editing-duration>PT1H55M</meta:editing-duration>
    <meta:editing-cycles>19</meta:editing-cycles>
    <meta:document-statistic meta:table-count="0" meta:image-count="0" meta:object-count="0" meta:page-count="2" meta:paragraph-count="32" meta:word-count="622" meta:character-count="3577" meta:non-whitespace-character-count="2961"/>
  </office:meta>
</office:document-meta>
</file>